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Uppgift</text:h>
      <text:p text:style-name="Text_20_body">Ni ska skapa 5 testfall för vår webshop (http://store.demoqa.com/). Dessa tester ska testa olika delar av systemet.</text:p>
      <text:p text:style-name="Text_20_body">Testerna ska uppfylla samma krav som i tidigare laborationer. Det vill säga de ska vara lätta att läsa, inte kopiera "kod" i onödan, man ska förstå vad varje test testar.</text:p>
      <text:p text:style-name="Text_20_body">De ska också gå att göras som en svit så att man bara behöver trycka på kör en gång för att testa all funktionalitet.</text:p>
      <text:h text:style-name="Heading_20_1" text:outline-level="1">Frågor</text:h>
      <text:p text:style-name="Text_20_body">Hur skiljer sig <text:a xlink:type="simple" xlink:href="http://ithsdistans.se/mod/url/view.php?id=2384" text:style-name="Internet_20_link" text:visited-style-name="Visited_20_Internet_20_Link">JAutomate</text:a> från tidigare verktyg ni provat (JUnit, Selenium, Cucumber, etc)?</text:p>
      <text:p text:style-name="Text_20_body">: </text:p>
      <text:p text:style-name="Text_20_body">JUnit is an open source unit testing tool and used to test small/large units of code. To run the JUnit test No need to create class object or define main method. <text:a xlink:type="simple" xlink:href="http://junit.org/" text:style-name="Internet_20_link" text:visited-style-name="Visited_20_Internet_20_Link">JUnit</text:a> provide assertion library which is used to evaluate the test result. Annotations of JUnit are used to run the test method. JUnit is also used to run the Automation suite having multiple test cases. </text:p>
      <text:p text:style-name="Text_20_body">Selenium <text:s/>is the integration of the WebDriver API. WebDriver provides a simpler, more concise programming interface. In dynamic web pages where elements of a page may change without the page itself being reloaded, we can use Selenium-WebDriver to help us to click around web pages. Together with PageObject can Selenium WebDriver solves parts of web-app testing problems. </text:p>
      <text:p text:style-name="Text_20_body"/>
      <text:p text:style-name="Text_20_body">Cucumber is a tool for creating executable feature specifications, a.k.a acceptance tests. We write these tests to ensure that we have working code that meets our requirements. If the tests don't help achieve that, then <text:span text:style-name="Strong_20_Emphasis">don't write them</text:span>. It gives vocabulary to think and talk about how our application should work. Driving a feature with cucumber helps us first think though how it should actually work and then guides us through implementing it. </text:p>
      <text:p text:style-name="Text_20_body"/>
      <text:p text:style-name="Text_20_body">JAutomate is a GUI automation tool based on image recognition. There are other image recognition based tools like Sikuli, SeeTest and EggPlant. JAutomate supports both small images, like the other tools mentioned. JAutomate moves the mouse to a screen position identified by an image. It also simulates real mouse and keyboard clicks. </text:p>
      <text:p text:style-name="Text_20_body">Jautomate can be used to test for both web-based and no-web-based application.</text:p>
      <text:p text:style-name="Text_20_body"/>
      <text:p text:style-name="Text_20_body">Vilken typ av problem tror ni detta verktyg kan hitta?</text:p>
      <text:p text:style-name="Text_20_body">Acceptence testing, bug reproduction, high level system testsing, regression tes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13:52:18.75</meta:creation-date>
    <dc:date>2016-04-16T08:27:06.17</dc:date>
    <meta:editing-duration>PT1H24M21S</meta:editing-duration>
    <meta:editing-cycles>7</meta:editing-cycles>
    <meta:generator>OpenOffice/4.1.1$Win32 OpenOffice.org_project/411m6$Build-9775</meta:generator>
    <meta:document-statistic meta:table-count="0" meta:image-count="0" meta:object-count="0" meta:page-count="1" meta:paragraph-count="14" meta:word-count="367" meta:character-count="2246"/>
  </office:meta>
</office:document-meta>
</file>